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45cm"/>
    </style:style>
    <style:style style:name="co7" style:family="table-column">
      <style:table-column-properties fo:break-before="auto" style:column-width="6.971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1.36cm"/>
    </style:style>
    <style:style style:name="co10" style:family="table-column">
      <style:table-column-properties fo:break-before="auto" style:column-width="11.9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79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8pt" style:font-size-asian="18pt" style:font-size-complex="18pt"/>
    </style:style>
    <style:style style:name="ce4" style:family="table-cell" style:parent-style-name="Default">
      <style:table-cell-properties fo:background-color="#ffff00"/>
      <style:text-properties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5.918cm" svg:y="17.14cm">
            <draw:object draw:notify-on-update-of-ranges="Sheet1.G2:Sheet1.G2 Sheet1.G3:Sheet1.G19 Sheet1.H2:Sheet1.H2 Sheet1.H3:Sheet1.H19 Sheet1.I2:Sheet1.I2 Sheet1.I3:Sheet1.I19 Sheet1.J2:Sheet1.J2 Sheet1.J3:Sheet1.J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row table:style-name="ro1">
          <table:table-cell table:style-name="Default" office:value-type="string" calcext:value-type="string">
            <text:p>&gt;</text:p>
          </table:table-cell>
          <table:table-cell table:style-name="Default" table:number-columns-repeated="10"/>
        </table:table-row>
        <table:table-row table:style-name="ro2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Walmart Price ($)</text:p>
          </table:table-cell>
          <table:table-cell table:style-name="ce1" office:value-type="string" calcext:value-type="string">
            <text:p>Dollar Trap Price ($)</text:p>
          </table:table-cell>
          <table:table-cell table:style-name="ce1" office:value-type="string" calcext:value-type="string">
            <text:p>Office Repo Price ($)</text:p>
          </table:table-cell>
          <table:table-cell table:style-name="ce1" office:value-type="string" calcext:value-type="string">
            <text:p>Susan Item Quantity</text:p>
          </table:table-cell>
          <table:table-cell table:style-name="ce1"/>
          <table:table-cell table:style-name="ce3" office:value-type="string" calcext:value-type="string">
            <text:p>Items</text:p>
          </table:table-cell>
          <table:table-cell office:value-type="string" calcext:value-type="string">
            <text:p>Walmart pricing</text:p>
          </table:table-cell>
          <table:table-cell office:value-type="string" calcext:value-type="string">
            <text:p>Dollar Trap pricing</text:p>
          </table:table-cell>
          <table:table-cell office:value-type="string" calcext:value-type="string">
            <text:p>Office repo pricing</text:p>
          </table:table-cell>
          <table:table-cell/>
        </table:table-row>
        <table:table-row table:style-name="ro3">
          <table:table-cell office:value-type="string" calcext:value-type="string">
            <text:p>Ball Point Pen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ll Point Pen</text:p>
          </table:table-cell>
          <table:table-cell table:formula="of:=[.B3]*[.E3]" office:value-type="float" office:value="1.5" calcext:value-type="float">
            <text:p>1.5</text:p>
          </table:table-cell>
          <table:table-cell table:formula="of:=[.C3]*[.E3]" office:value-type="float" office:value="1.2" calcext:value-type="float">
            <text:p>1.2</text:p>
          </table:table-cell>
          <table:table-cell table:formula="of:=[.D3]*[.E3]" office:value-type="float" office:value="4.2" calcext:value-type="float">
            <text:p>4.2</text:p>
          </table:table-cell>
          <table:table-cell/>
        </table:table-row>
        <table:table-row table:style-name="ro3">
          <table:table-cell office:value-type="string" calcext:value-type="string">
            <text:p>TI-35 Calculator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-35 Calculator</text:p>
          </table:table-cell>
          <table:table-cell table:formula="of:=[.B4]*[.E4]" office:value-type="float" office:value="28" calcext:value-type="float">
            <text:p>28</text:p>
          </table:table-cell>
          <table:table-cell table:formula="of:=[.C4]*[.E4]" office:value-type="float" office:value="33" calcext:value-type="float">
            <text:p>33</text:p>
          </table:table-cell>
          <table:table-cell table:formula="of:=[.D4]*[.E4]" office:value-type="float" office:value="31" calcext:value-type="float">
            <text:p>31</text:p>
          </table:table-cell>
          <table:table-cell/>
        </table:table-row>
        <table:table-row table:style-name="ro3">
          <table:table-cell office:value-type="string" calcext:value-type="string">
            <text:p>100 Page Noteboo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00 Page Notebook</text:p>
          </table:table-cell>
          <table:table-cell table:formula="of:=[.B5]*[.E5]" office:value-type="float" office:value="12.6" calcext:value-type="float">
            <text:p>12.6</text:p>
          </table:table-cell>
          <table:table-cell table:formula="of:=[.C5]*[.E5]" office:value-type="float" office:value="7" calcext:value-type="float">
            <text:p>7</text:p>
          </table:table-cell>
          <table:table-cell table:formula="of:=[.D5]*[.E5]"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8 oz Glue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 oz Glue</text:p>
          </table:table-cell>
          <table:table-cell table:formula="of:=[.B6]*[.E6]" office:value-type="float" office:value="1.2" calcext:value-type="float">
            <text:p>1.2</text:p>
          </table:table-cell>
          <table:table-cell table:formula="of:=[.C6]*[.E6]" office:value-type="float" office:value="0.8" calcext:value-type="float">
            <text:p>0.8</text:p>
          </table:table-cell>
          <table:table-cell table:formula="of:=[.D6]*[.E6]" office:value-type="float" office:value="1.5" calcext:value-type="float">
            <text:p>1.5</text:p>
          </table:table-cell>
          <table:table-cell/>
        </table:table-row>
        <table:table-row table:style-name="ro3">
          <table:table-cell office:value-type="string" calcext:value-type="string">
            <text:p>Clear Tape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ear Tape</text:p>
          </table:table-cell>
          <table:table-cell table:formula="of:=[.B7]*[.E7]" office:value-type="float" office:value="4.8" calcext:value-type="float">
            <text:p>4.8</text:p>
          </table:table-cell>
          <table:table-cell table:formula="of:=[.C7]*[.E7]" office:value-type="float" office:value="2.8" calcext:value-type="float">
            <text:p>2.8</text:p>
          </table:table-cell>
          <table:table-cell table:formula="of:=[.D7]*[.E7]" office:value-type="float" office:value="4.8" calcext:value-type="float">
            <text:p>4.8</text:p>
          </table:table-cell>
          <table:table-cell/>
        </table:table-row>
        <table:table-row table:style-name="ro3">
          <table:table-cell office:value-type="string" calcext:value-type="string">
            <text:p>Eraser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raser</text:p>
          </table:table-cell>
          <table:table-cell table:formula="of:=[.B8]*[.E8]" office:value-type="float" office:value="1.8" calcext:value-type="float">
            <text:p>1.8</text:p>
          </table:table-cell>
          <table:table-cell table:formula="of:=[.C8]*[.E8]" office:value-type="float" office:value="0.4" calcext:value-type="float">
            <text:p>0.4</text:p>
          </table:table-cell>
          <table:table-cell table:formula="of:=[.D8]*[.E8]" office:value-type="float" office:value="1.6" calcext:value-type="float">
            <text:p>1.6</text:p>
          </table:table-cell>
          <table:table-cell/>
        </table:table-row>
        <table:table-row table:style-name="ro3">
          <table:table-cell office:value-type="string" calcext:value-type="string">
            <text:p>10 No. 2 Pencils</text:p>
          </table:table-cell>
          <table:table-cell office:value-type="float" office:value="0.99" calcext:value-type="float">
            <text:p>0.99</text:p>
          </table:table-cell>
          <table:table-cell office:value-type="float" office:value="0.59" calcext:value-type="float">
            <text:p>0.59</text:p>
          </table:table-cell>
          <table:table-cell office:value-type="float" office:value="2.59" calcext:value-type="float">
            <text:p>2.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 No. 2 Pencils</text:p>
          </table:table-cell>
          <table:table-cell table:formula="of:=[.B9]*[.E9]" office:value-type="float" office:value="0.99" calcext:value-type="float">
            <text:p>0.99</text:p>
          </table:table-cell>
          <table:table-cell table:formula="of:=[.C9]*[.E9]" office:value-type="float" office:value="0.59" calcext:value-type="float">
            <text:p>0.59</text:p>
          </table:table-cell>
          <table:table-cell table:formula="of:=[.D9]*[.E9]" office:value-type="float" office:value="2.59" calcext:value-type="float">
            <text:p>2.59</text:p>
          </table:table-cell>
          <table:table-cell/>
        </table:table-row>
        <table:table-row table:style-name="ro3">
          <table:table-cell office:value-type="string" calcext:value-type="string">
            <text:p>2 Inch Binder</text:p>
          </table:table-cell>
          <table:table-cell office:value-type="float" office:value="1.25" calcext:value-type="float">
            <text:p>1.25</text:p>
          </table:table-cell>
          <table:table-cell office:value-type="float" office:value="3.25" calcext:value-type="float">
            <text:p>3.25</text:p>
          </table:table-cell>
          <table:table-cell office:value-type="float" office:value="2.15" calcext:value-type="float">
            <text:p>2.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 Inch Binder</text:p>
          </table:table-cell>
          <table:table-cell table:formula="of:=[.B10]*[.E10]" office:value-type="float" office:value="5" calcext:value-type="float">
            <text:p>5</text:p>
          </table:table-cell>
          <table:table-cell table:formula="of:=[.C10]*[.E10]" office:value-type="float" office:value="13" calcext:value-type="float">
            <text:p>13</text:p>
          </table:table-cell>
          <table:table-cell table:formula="of:=[.D10]*[.E10]" office:value-type="float" office:value="8.6" calcext:value-type="float">
            <text:p>8.6</text:p>
          </table:table-cell>
          <table:table-cell/>
        </table:table-row>
        <table:table-row table:style-name="ro3">
          <table:table-cell office:value-type="string" calcext:value-type="string">
            <text:p>USB Stick 5GB</text:p>
          </table:table-cell>
          <table:table-cell office:value-type="float" office:value="9.5" calcext:value-type="float">
            <text:p>9.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B Stick 5GB</text:p>
          </table:table-cell>
          <table:table-cell table:formula="of:=[.B11]*[.E11]" office:value-type="float" office:value="9.5" calcext:value-type="float">
            <text:p>9.5</text:p>
          </table:table-cell>
          <table:table-cell table:formula="of:=[.C11]*[.E11]" office:value-type="float" office:value="14" calcext:value-type="float">
            <text:p>14</text:p>
          </table:table-cell>
          <table:table-cell table:formula="of:=[.D11]*[.E11]"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8 Color Markers</text:p>
          </table:table-cell>
          <table:table-cell office:value-type="float" office:value="4.55" calcext:value-type="float">
            <text:p>4.55</text:p>
          </table:table-cell>
          <table:table-cell office:value-type="float" office:value="2.55" calcext:value-type="float">
            <text:p>2.5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 Color Markers</text:p>
          </table:table-cell>
          <table:table-cell table:formula="of:=[.B12]*[.E12]" office:value-type="float" office:value="4.55" calcext:value-type="float">
            <text:p>4.55</text:p>
          </table:table-cell>
          <table:table-cell table:formula="of:=[.C12]*[.E12]" office:value-type="float" office:value="2.55" calcext:value-type="float">
            <text:p>2.55</text:p>
          </table:table-cell>
          <table:table-cell table:formula="of:=[.D12]*[.E12]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tapler</text:p>
          </table:table-cell>
          <table:table-cell office:value-type="float" office:value="4.2" calcext:value-type="float">
            <text:p>4.2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pler</text:p>
          </table:table-cell>
          <table:table-cell table:formula="of:=[.B13]*[.E13]" office:value-type="float" office:value="4.2" calcext:value-type="float">
            <text:p>4.2</text:p>
          </table:table-cell>
          <table:table-cell table:formula="of:=[.C13]*[.E13]" office:value-type="float" office:value="2.2" calcext:value-type="float">
            <text:p>2.2</text:p>
          </table:table-cell>
          <table:table-cell table:formula="of:=[.D13]*[.E13]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Planner Book</text:p>
          </table:table-cell>
          <table:table-cell office:value-type="float" office:value="3.9" calcext:value-type="float">
            <text:p>3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nner Book</text:p>
          </table:table-cell>
          <table:table-cell table:formula="of:=[.B14]*[.E14]" office:value-type="float" office:value="3.9" calcext:value-type="float">
            <text:p>3.9</text:p>
          </table:table-cell>
          <table:table-cell table:formula="of:=[.C14]*[.E14]" office:value-type="float" office:value="5" calcext:value-type="float">
            <text:p>5</text:p>
          </table:table-cell>
          <table:table-cell table:formula="of:=[.D14]*[.E14]"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Protra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rotractor</text:p>
          </table:table-cell>
          <table:table-cell table:formula="of:=[.B15]*[.E15]" office:value-type="float" office:value="1" calcext:value-type="float">
            <text:p>1</text:p>
          </table:table-cell>
          <table:table-cell table:formula="of:=[.C15]*[.E15]" office:value-type="float" office:value="2" calcext:value-type="float">
            <text:p>2</text:p>
          </table:table-cell>
          <table:table-cell table:formula="of:=[.D15]*[.E15]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Compass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ompass</text:p>
          </table:table-cell>
          <table:table-cell table:formula="of:=[.B16]*[.E16]" office:value-type="float" office:value="1.75" calcext:value-type="float">
            <text:p>1.75</text:p>
          </table:table-cell>
          <table:table-cell table:formula="of:=[.C16]*[.E16]" office:value-type="float" office:value="2" calcext:value-type="float">
            <text:p>2</text:p>
          </table:table-cell>
          <table:table-cell table:formula="of:=[.D16]*[.E16]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Liquid Pap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quid Paper</text:p>
          </table:table-cell>
          <table:table-cell table:formula="of:=[.B17]*[.E17]" office:value-type="float" office:value="2" calcext:value-type="float">
            <text:p>2</text:p>
          </table:table-cell>
          <table:table-cell table:formula="of:=[.C17]*[.E17]" office:value-type="float" office:value="1" calcext:value-type="float">
            <text:p>1</text:p>
          </table:table-cell>
          <table:table-cell table:formula="of:=[.D17]*[.E17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table:number-columns-repeated="11"/>
        </table:table-row>
        <table:table-row table:style-name="ro3">
          <table:table-cell table:style-name="Default" table:number-columns-repeated="6"/>
          <table:table-cell table:style-name="ce3" office:value-type="string" calcext:value-type="string">
            <text:p>Total</text:p>
          </table:table-cell>
          <table:table-cell table:formula="of:=SUM([.H3:.H17])" office:value-type="float" office:value="82.79" calcext:value-type="float">
            <text:p>82.79</text:p>
          </table:table-cell>
          <table:table-cell table:formula="of:=SUM([.I3:.I17])" office:value-type="float" office:value="87.54" calcext:value-type="float">
            <text:p>87.54</text:p>
          </table:table-cell>
          <table:table-cell table:formula="of:=SUM([.J3:.J17])" office:value-type="float" office:value="103.29" calcext:value-type="float">
            <text:p>103.29</text:p>
          </table:table-cell>
          <table:table-cell table:style-name="Default"/>
        </table:table-row>
      </table:table>
      <table:table table:name="Sheet2" table:style-name="ta1">
        <table:shapes>
          <draw:frame draw:z-index="0" draw:style-name="gr1" draw:text-style-name="P1" svg:width="38.348cm" svg:height="16.41cm" svg:x="4.094cm" svg:y="2.963cm">
            <draw:object draw:notify-on-update-of-ranges="Sheet1.G3:Sheet1.G19 Sheet1.H2:Sheet1.H2 Sheet1.H3:Sheet1.H19 Sheet1.I2:Sheet1.I2 Sheet1.I3:Sheet1.I19 Sheet1.J2:Sheet1.J2 Sheet1.J3:Sheet1.J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number-columns-repeated="3" table:default-cell-style-name="Default"/>
        <table:table-column table:style-name="co9" table:default-cell-style-name="Default"/>
        <table:table-column table:style-name="co5" table:visibility="collapse" table:number-columns-repeated="2" table:default-cell-style-name="Default"/>
        <table:table-column table:style-name="co5" table:number-columns-repeated="7" table:default-cell-style-name="Default"/>
        <table:table-column table:style-name="co10" table:default-cell-style-name="Default"/>
        <table:table-row table:style-name="ro1" table:number-rows-repeated="2">
          <table:table-cell table:number-columns-repeated="14"/>
        </table:table-row>
        <table:table-row table:style-name="ro3">
          <table:table-cell table:number-columns-repeated="6"/>
          <table:table-cell table:style-name="ce4" office:value-type="string" calcext:value-type="string" table:number-columns-spanned="8" table:number-rows-spanned="1">
            <text:p>Chart using the previous sheet to solve the problem of which item to buy from where(market)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6:54:42.629562632</meta:creation-date>
    <dc:date>2025-03-19T17:28:07.057758579</dc:date>
    <meta:editing-duration>PT2M10S</meta:editing-duration>
    <meta:editing-cycles>2</meta:editing-cycles>
    <meta:generator>LibreOffice/7.3.7.2$Linux_X86_64 LibreOffice_project/30$Build-2</meta:generator>
    <meta:document-statistic meta:table-count="2" meta:cell-count="15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8cm" svg:y="0.369cm" chart:style-name="ch2">
          <text:p>Market Price Comparison</text:p>
        </chart:title>
        <chart:legend chart:legend-position="end" svg:x="12.44cm" svg:y="3.703cm" style:legend-expansion="high" chart:style-name="ch3"/>
        <chart:plot-area chart:style-name="ch4" table:cell-range-address="Sheet1.G2:Sheet1.J19" chart:data-source-has-labels="both" svg:x="1.331cm" svg:y="1.275cm" svg:width="10.789cm" svg:height="6.564cm">
          <chart:coordinate-region svg:x="2.749cm" svg:y="1.474cm" svg:width="9.371cm" svg:height="3.702cm"/>
          <chart:axis chart:dimension="x" chart:name="primary-x" chart:style-name="ch5" chartooo:axis-type="auto">
            <chartooo:date-scale/>
            <chart:title svg:x="6.284cm" svg:y="8.019cm" chart:style-name="ch6">
              <text:p>Items</text:p>
            </chart:title>
            <chart:categories table:cell-range-address="Sheet1.G3:Sheet1.G19"/>
          </chart:axis>
          <chart:axis chart:dimension="y" chart:name="primary-y" chart:style-name="ch7">
            <chart:title svg:x="0.451cm" svg:y="5.183cm" chart:style-name="ch8">
              <text:p>Price($)</text:p>
            </chart:title>
            <chart:grid chart:style-name="ch9" chart:class="major"/>
          </chart:axis>
          <chart:series chart:style-name="ch10" chart:values-cell-range-address="Sheet1.H3:Sheet1.H19" chart:label-cell-address="Sheet1.H2:Sheet1.H2" chart:class="chart:bar">
            <chart:data-point chart:repeated="17"/>
          </chart:series>
          <chart:series chart:style-name="ch11" chart:values-cell-range-address="Sheet1.I3:Sheet1.I19" chart:label-cell-address="Sheet1.I2:Sheet1.I2" chart:class="chart:bar">
            <chart:data-point chart:repeated="17"/>
          </chart:series>
          <chart:series chart:style-name="ch12" chart:values-cell-range-address="Sheet1.J3:Sheet1.J19" chart:label-cell-address="Sheet1.J2:Sheet1.J2" chart:class="chart:ba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mart pricing</text:p>
                <draw:g>
                  <svg:desc>Sheet1.H2:Sheet1.H2</svg:desc>
                </draw:g>
              </table:table-cell>
              <table:table-cell office:value-type="string">
                <text:p>Dollar Trap pricing</text:p>
                <draw:g>
                  <svg:desc>Sheet1.I2:Sheet1.I2</svg:desc>
                </draw:g>
              </table:table-cell>
              <table:table-cell office:value-type="string">
                <text:p>Office repo pricing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l Point Pen</text:p>
                <draw:g>
                  <svg:desc>Sheet1.G3:Sheet1.G19</svg:desc>
                </draw:g>
              </table:table-cell>
              <table:table-cell office:value-type="float" office:value="1.5">
                <text:p>1.5</text:p>
                <draw:g>
                  <svg:desc>Sheet1.H3:Sheet1.H19</svg:desc>
                </draw:g>
              </table:table-cell>
              <table:table-cell office:value-type="float" office:value="1.2">
                <text:p>1.2</text:p>
                <draw:g>
                  <svg:desc>Sheet1.I3:Sheet1.I19</svg:desc>
                </draw:g>
              </table:table-cell>
              <table:table-cell office:value-type="float" office:value="4.2">
                <text:p>4.2</text:p>
                <draw:g>
                  <svg:desc>Sheet1.J3:Sheet1.J19</svg:desc>
                </draw:g>
              </table:table-cell>
            </table:table-row>
            <table:table-row>
              <table:table-cell office:value-type="string">
                <text:p>TI-35 Calculator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 Page Notebook</text:p>
              </table:table-cell>
              <table:table-cell office:value-type="float" office:value="12.6">
                <text:p>12.6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 oz Glue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Clear Tape</text:p>
              </table:table-cell>
              <table:table-cell office:value-type="float" office:value="4.8">
                <text:p>4.8</text:p>
              </table:table-cell>
              <table:table-cell office:value-type="float" office:value="2.8">
                <text:p>2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Eraser</text:p>
              </table:table-cell>
              <table:table-cell office:value-type="float" office:value="1.8">
                <text:p>1.8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 No. 2 Pencils</text:p>
              </table:table-cell>
              <table:table-cell office:value-type="float" office:value="0.99">
                <text:p>0.99</text:p>
              </table:table-cell>
              <table:table-cell office:value-type="float" office:value="0.59">
                <text:p>0.59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2 Inch Binder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USB Stick 5GB</text:p>
              </table:table-cell>
              <table:table-cell office:value-type="float" office:value="9.5">
                <text:p>9.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 Color Markers</text:p>
              </table:table-cell>
              <table:table-cell office:value-type="float" office:value="4.55">
                <text:p>4.55</text:p>
              </table:table-cell>
              <table:table-cell office:value-type="float" office:value="2.55">
                <text:p>2.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tapler</text:p>
              </table:table-cell>
              <table:table-cell office:value-type="float" office:value="4.2">
                <text:p>4.2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anner Book</text:p>
              </table:table-cell>
              <table:table-cell office:value-type="float" office:value="3.9">
                <text:p>3.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tractor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mpass</text:p>
              </table:table-cell>
              <table:table-cell office:value-type="float" office:value="1.75">
                <text:p>1.7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quid Paper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82.79">
                <text:p>82.79</text:p>
              </table:table-cell>
              <table:table-cell office:value-type="float" office:value="87.54">
                <text:p>87.54</text:p>
              </table:table-cell>
              <table:table-cell office:value-type="float" office:value="103.29">
                <text:p>103.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349cm" svg:height="16.411cm" xlink:href=".." xlink:type="simple" chart:class="chart:bar" chart:style-name="ch1">
        <chart:title svg:x="12.462cm" svg:y="0.675cm" chart:style-name="ch2">
          <text:p>Market Price Comparison</text:p>
        </chart:title>
        <chart:legend chart:legend-position="end" svg:x="34.789cm" svg:y="7.408cm" style:legend-expansion="high" chart:style-name="ch3"/>
        <chart:plot-area chart:style-name="ch4" table:cell-range-address="Sheet1.G2:Sheet1.J19" chart:data-source-has-labels="both" svg:x="1.777cm" svg:y="1.571cm" svg:width="32.246cm" svg:height="13.531cm">
          <chart:coordinate-region svg:x="2.584cm" svg:y="1.77cm" svg:width="31.439cm" svg:height="10.669cm"/>
          <chart:axis chart:dimension="x" chart:name="primary-x" chart:style-name="ch5" chartooo:axis-type="auto">
            <chartooo:date-scale/>
            <chart:title svg:x="17.459cm" svg:y="15.43cm" chart:style-name="ch6">
              <text:p>Items</text:p>
            </chart:title>
            <chart:categories table:cell-range-address="Sheet1.G3:Sheet1.G19"/>
          </chart:axis>
          <chart:axis chart:dimension="y" chart:name="primary-y" chart:style-name="ch7">
            <chart:title svg:x="0.451cm" svg:y="8.962cm" chart:style-name="ch8">
              <text:p>Price($)</text:p>
            </chart:title>
            <chart:grid chart:style-name="ch9" chart:class="major"/>
          </chart:axis>
          <chart:series chart:style-name="ch10" chart:values-cell-range-address="Sheet1.H3:Sheet1.H19" chart:label-cell-address="Sheet1.H2:Sheet1.H2" chart:class="chart:bar">
            <chart:data-point chart:repeated="17"/>
          </chart:series>
          <chart:series chart:style-name="ch11" chart:values-cell-range-address="Sheet1.I3:Sheet1.I19" chart:label-cell-address="Sheet1.I2:Sheet1.I2" chart:class="chart:bar">
            <chart:data-point chart:repeated="17"/>
          </chart:series>
          <chart:series chart:style-name="ch12" chart:values-cell-range-address="Sheet1.J3:Sheet1.J19" chart:label-cell-address="Sheet1.J2:Sheet1.J2" chart:class="chart:ba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mart pricing</text:p>
                <draw:g>
                  <svg:desc>Sheet1.H2:Sheet1.H2</svg:desc>
                </draw:g>
              </table:table-cell>
              <table:table-cell office:value-type="string">
                <text:p>Dollar Trap pricing</text:p>
                <draw:g>
                  <svg:desc>Sheet1.I2:Sheet1.I2</svg:desc>
                </draw:g>
              </table:table-cell>
              <table:table-cell office:value-type="string">
                <text:p>Office repo pricing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l Point Pen</text:p>
                <draw:g>
                  <svg:desc>Sheet1.G3:Sheet1.G19</svg:desc>
                </draw:g>
              </table:table-cell>
              <table:table-cell office:value-type="float" office:value="1.5">
                <text:p>1.5</text:p>
                <draw:g>
                  <svg:desc>Sheet1.H3:Sheet1.H19</svg:desc>
                </draw:g>
              </table:table-cell>
              <table:table-cell office:value-type="float" office:value="1.2">
                <text:p>1.2</text:p>
                <draw:g>
                  <svg:desc>Sheet1.I3:Sheet1.I19</svg:desc>
                </draw:g>
              </table:table-cell>
              <table:table-cell office:value-type="float" office:value="4.2">
                <text:p>4.2</text:p>
                <draw:g>
                  <svg:desc>Sheet1.J3:Sheet1.J19</svg:desc>
                </draw:g>
              </table:table-cell>
            </table:table-row>
            <table:table-row>
              <table:table-cell office:value-type="string">
                <text:p>TI-35 Calculator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 Page Notebook</text:p>
              </table:table-cell>
              <table:table-cell office:value-type="float" office:value="12.6">
                <text:p>12.6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 oz Glue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Clear Tape</text:p>
              </table:table-cell>
              <table:table-cell office:value-type="float" office:value="4.8">
                <text:p>4.8</text:p>
              </table:table-cell>
              <table:table-cell office:value-type="float" office:value="2.8">
                <text:p>2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Eraser</text:p>
              </table:table-cell>
              <table:table-cell office:value-type="float" office:value="1.8">
                <text:p>1.8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 No. 2 Pencils</text:p>
              </table:table-cell>
              <table:table-cell office:value-type="float" office:value="0.99">
                <text:p>0.99</text:p>
              </table:table-cell>
              <table:table-cell office:value-type="float" office:value="0.59">
                <text:p>0.59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2 Inch Binder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USB Stick 5GB</text:p>
              </table:table-cell>
              <table:table-cell office:value-type="float" office:value="9.5">
                <text:p>9.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 Color Markers</text:p>
              </table:table-cell>
              <table:table-cell office:value-type="float" office:value="4.55">
                <text:p>4.55</text:p>
              </table:table-cell>
              <table:table-cell office:value-type="float" office:value="2.55">
                <text:p>2.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tapler</text:p>
              </table:table-cell>
              <table:table-cell office:value-type="float" office:value="4.2">
                <text:p>4.2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anner Book</text:p>
              </table:table-cell>
              <table:table-cell office:value-type="float" office:value="3.9">
                <text:p>3.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tractor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mpass</text:p>
              </table:table-cell>
              <table:table-cell office:value-type="float" office:value="1.75">
                <text:p>1.7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quid Paper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82.79">
                <text:p>82.79</text:p>
              </table:table-cell>
              <table:table-cell office:value-type="float" office:value="87.54">
                <text:p>87.54</text:p>
              </table:table-cell>
              <table:table-cell office:value-type="float" office:value="103.29">
                <text:p>103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